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CEAAE2AB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995cm, 6.422cm, 9.199cm, 4.00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8cm" svg:height="22.126cm" svg:x="0.991cm" svg:y="2.692cm">
          <draw:image xlink:href="Pictures/10000000000005E8000007E0CEAAE2A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24T06:46:51.740169534</dc:date>
    <meta:editing-duration>PT3M43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